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8.401cm" table:align="margins"/>
    </style:style>
    <style:style style:name="Table3.A" style:family="table-column">
      <style:table-column-properties style:column-width="18.401cm" style:rel-column-width="65535*"/>
    </style:style>
    <style:style style:name="Table3.1" style:family="table-row">
      <style:table-row-properties style:min-row-height="5.001cm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7.244cm" style:rel-column-width="25802*"/>
    </style:style>
    <style:style style:name="Table1.B" style:family="table-column">
      <style:table-column-properties style:column-width="6.318cm" style:rel-column-width="22504*"/>
    </style:style>
    <style:style style:name="Table1.C" style:family="table-column">
      <style:table-column-properties style:column-width="4.838cm" style:rel-column-width="17229*"/>
    </style:style>
    <style:style style:name="Table1.A1" style:family="table-cell">
      <style:table-cell-properties style:vertical-align="bottom" fo:padding="0.097cm" fo:border-left="0.05pt solid #cccccc" fo:border-right="none" fo:border-top="0.05pt solid #cccccc" fo:border-bottom="0.05pt solid #cccccc"/>
    </style:style>
    <style:style style:name="Table1.C1" style:family="table-cell">
      <style:table-cell-properties style:vertical-align="bottom" fo:padding="0.097cm" fo:border="0.05pt solid #cccccc"/>
    </style:style>
    <style:style style:name="Table1.A2" style:family="table-cell">
      <style:table-cell-properties fo:padding="0.097cm" fo:border-left="0.05pt solid #cccccc" fo:border-right="none" fo:border-top="none" fo:border-bottom="0.05pt solid #cccccc"/>
    </style:style>
    <style:style style:name="Table1.B2" style:family="table-cell">
      <style:table-cell-properties fo:padding="0.097cm" fo:border-left="0.05pt solid #cccccc" fo:border-right="none" fo:border-top="none" fo:border-bottom="0.05pt solid #cccccc"/>
    </style:style>
    <style:style style:name="Table1.C2" style:family="table-cell">
      <style:table-cell-properties fo:padding="0.097cm" fo:border-left="0.05pt solid #cccccc" fo:border-right="0.05pt solid #cccccc" fo:border-top="none" fo:border-bottom="0.05pt solid #cccccc"/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9.179cm" style:rel-column-width="32690*"/>
    </style:style>
    <style:style style:name="Table2.B" style:family="table-column">
      <style:table-column-properties style:column-width="2.182cm" style:rel-column-width="7771*"/>
    </style:style>
    <style:style style:name="Table2.C" style:family="table-column">
      <style:table-column-properties style:column-width="1.235cm" style:rel-column-width="4400*"/>
    </style:style>
    <style:style style:name="Table2.D" style:family="table-column">
      <style:table-column-properties style:column-width="2.819cm" style:rel-column-width="10038*"/>
    </style:style>
    <style:style style:name="Table2.E" style:family="table-column">
      <style:table-column-properties style:column-width="2.986cm" style:rel-column-width="10636*"/>
    </style:style>
    <style:style style:name="Table2.A1" style:family="table-cell">
      <style:table-cell-properties style:vertical-align="bottom"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D2" style:family="table-cell">
      <style:table-cell-properties fo:padding="0.097cm" fo:border="none"/>
    </style:style>
    <style:style style:name="Table2.E2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05pt solid #b3b3b3"/>
    </style:style>
    <style:style style:name="Table2.B3" style:family="table-cell">
      <style:table-cell-properties fo:padding="0.097cm" fo:border-left="none" fo:border-right="none" fo:border-top="none" fo:border-bottom="0.05pt solid #b3b3b3"/>
    </style:style>
    <style:style style:name="Table2.D3" style:family="table-cell">
      <style:table-cell-properties fo:padding="0.097cm" fo:border-left="none" fo:border-right="none" fo:border-top="none" fo:border-bottom="0.05pt solid #b3b3b3"/>
    </style:style>
    <style:style style:name="Table2.E3" style:family="table-cell">
      <style:table-cell-properties fo:padding="0.097cm" fo:border-left="none" fo:border-right="none" fo:border-top="none" fo:border-bottom="0.05pt solid #b3b3b3"/>
    </style:style>
    <style:style style:name="Table2.A4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D4" style:family="table-cell">
      <style:table-cell-properties fo:padding="0.097cm" fo:border="none"/>
    </style:style>
    <style:style style:name="Table2.E4" style:family="table-cell">
      <style:table-cell-properties fo:padding="0.097cm" fo:border="none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A8" style:family="table-cell">
      <style:table-cell-properties fo:padding="0.097cm" fo:border="none"/>
    </style:style>
    <style:style style:name="Table2.B8" style:family="table-cell">
      <style:table-cell-properties fo:padding="0.097cm" fo:border="none"/>
    </style:style>
    <style:style style:name="Table2.C8" style:family="table-cell">
      <style:table-cell-properties fo:padding="0.097cm" fo:border-left="none" fo:border-right="none" fo:border-top="0.05pt solid #000000" fo:border-bottom="none"/>
    </style:style>
    <style:style style:name="Table2.E8" style:family="table-cell">
      <style:table-cell-properties fo:padding="0.097cm" fo:border-left="none" fo:border-right="none" fo:border-top="0.05pt solid #000000" fo:border-bottom="none"/>
    </style:style>
    <style:style style:name="Table2.A9" style:family="table-cell">
      <style:table-cell-properties fo:padding="0.097cm" fo:border="none"/>
    </style:style>
    <style:style style:name="Table2.B9" style:family="table-cell">
      <style:table-cell-properties fo:padding="0.097cm" fo:border="none"/>
    </style:style>
    <style:style style:name="Table2.C9" style:family="table-cell">
      <style:table-cell-properties fo:padding="0.097cm" fo:border="none"/>
    </style:style>
    <style:style style:name="Table2.E9" style:family="table-cell">
      <style:table-cell-properties fo:padding="0.097cm" fo:border="none"/>
    </style:style>
    <style:style style:name="Table2.A10" style:family="table-cell">
      <style:table-cell-properties fo:padding="0.097cm" fo:border="none"/>
    </style:style>
    <style:style style:name="Table2.B10" style:family="table-cell">
      <style:table-cell-properties fo:padding="0.097cm" fo:border="none"/>
    </style:style>
    <style:style style:name="Table2.C10" style:family="table-cell">
      <style:table-cell-properties fo:padding="0.097cm" fo:border-left="none" fo:border-right="none" fo:border-top="0.05pt solid #000000" fo:border-bottom="none"/>
    </style:style>
    <style:style style:name="Table2.E10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terp_5f_default_5f_Italic">
      <style:paragraph-properties fo:margin-left="0cm" fo:margin-right="0cm" fo:text-align="start" style:justify-single-word="false" fo:text-indent="0cm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erp_5f_default_5f_Italic">
      <style:paragraph-properties fo:margin-left="0.684cm" fo:margin-right="-0.012cm" fo:text-align="start" style:justify-single-word="false" fo:text-indent="0cm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3" style:family="paragraph" style:parent-style-name="terp_5f_default_5f_Italic">
      <style:paragraph-properties fo:margin-left="0.684cm" fo:margin-right="-0.012cm" fo:text-align="start" style:justify-single-word="false" fo:text-indent="0cm" style:auto-text-indent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4" style:family="paragraph" style:parent-style-name="terp_5f_header">
      <style:paragraph-properties fo:margin-top="0.432cm" fo:margin-bottom="0.432cm" style:contextual-spacing="false"/>
      <style:text-properties fo:color="#000000" style:font-name="DejaVu Sans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8" style:family="paragraph" style:parent-style-name="terp_5f_tblheader_5f_General_5f_Centre">
      <style:text-properties fo:color="#000000" style:font-name="DejaVu Sans"/>
    </style:style>
    <style:style style:name="P9" style:family="paragraph" style:parent-style-name="terp_5f_tblheader_5f_Details_5f_Centre">
      <style:text-properties fo:color="#000000" style:font-name="DejaVu Sans"/>
    </style:style>
    <style:style style:name="P10" style:family="paragraph" style:parent-style-name="terp_5f_tblheader_5f_Details_5f_Right">
      <style:text-properties fo:color="#000000" style:font-name="DejaVu Sans"/>
    </style:style>
    <style:style style:name="P11" style:family="paragraph" style:parent-style-name="terp_5f_default_5f_Centre_5f_8">
      <style:text-properties fo:color="#000000" style:font-name="DejaVu Sans"/>
    </style:style>
    <style:style style:name="P12" style:family="paragraph" style:parent-style-name="terp_5f_default_5f_9">
      <style:text-properties fo:color="#000000" style:font-name="DejaVu Sans"/>
    </style:style>
    <style:style style:name="P13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4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5" style:family="paragraph" style:parent-style-name="terp_5f_default_5f_8">
      <style:text-properties fo:color="#000000" style:font-name="DejaVu Sans"/>
    </style:style>
    <style:style style:name="P16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7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-asian="Bitstream Vera Sans" style:font-name-complex="Bitstream Vera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setLang(o.partner_id.lang)&gt;</text:placeholder></text:p>
      <table:table table:name="Table3" table:style-name="Table3">
        <table:table-column table:style-name="Table3.A"/>
        <table:table-row table:style-name="Table3.1">
          <table:table-cell office:value-type="string">
            <text:p text:style-name="P16"/>
            <text:p text:style-name="P16"/>
            <text:p text:style-name="P16"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&gt;">if test="department_company_ext"</text:text-input><text:text-input text:description="&lt;o.partner_id.department_company_ext&gt;">o.partner_id.department_company_ext</text:text-input><text:line-break/><text:text-input text:description="&lt;/if&gt;">/if</text:text-input><text:text-input text:description="&lt;if test=&quot;o.partner_address_id.title.name or o.partner_address_id.prename or o.partner_address_id.name&quot;&gt;">if test="title.name or prename or name"</text:text-input><text:text-input text:description="&lt;o.partner_address_id.title.name&gt;">o.partner_address_id.title.name</text:text-input> <text:text-input text:description="&lt;o.partner_address_id.prename&gt;">o.partner_address_id.prename</text:text-input> <text:text-input text:description="&lt;o.partner_address_id.name&gt;">o.partner_address_id.name</text:text-input><text:line-break/><text:text-input text:description="&lt;/if&gt;">/if</text:text-input><text:text-input text:description="&lt;if test=&quot;o.partner_address_id.street&quot; &gt;">if test="street"</text:text-input><text:text-input text:description="&lt;o.partner_address_id.street&gt;">o.partner_address_id.street</text:text-input><text:line-break/><text:text-input text:description="&lt;/if&gt;">/if</text:text-input><text:text-input text:description="&lt;if test=&quot;o.partner_address_id.street2&quot;&gt;">if test="street2"</text:text-input><text:text-input text:description="&lt;o.partner_address_id.street2&gt;">o.partner_address_id.street2</text:text-input><text:line-break/><text:text-input text:description="&lt;/if&gt;">/if</text:text-input><text:text-input text:description="&lt;if test=&quot;o.partner_address_id.zip or o.partner_address_id.city&quot; &gt;">if test="zip or city"</text:text-input><text:text-input text:description="&lt;o.partner_address_id.zip&gt;">o.partner_address_id.zip</text:text-input> <text:text-input text:description="&lt;o.partner_address_id.city&gt;">o.partner_address_id.city</text:text-input><text:line-break/><text:span text:style-name="T2"><text:text-input text:description="&lt;/if&gt;">/if</text:text-input></text:span><text:span text:style-name="T2"><text:text-input text:description="&lt;if test=&quot;o.partner_address_id.country_id.name&quot; &gt;">if test="country_id.name"</text:text-input></text:span><text:span text:style-name="T2"><text:text-input text:description="&lt;o.partner_address_id.country_id.name&gt;">o.partner_address_id.country_id.name</text:text-input></text:span><text:span text:style-name="T2"><text:line-break/></text:span><text:span text:style-name="T2"><text:text-input text:description="&lt;/if&gt;">/if</text:text-input></text:span></text:p>
          </table:table-cell>
        </table:table-row>
      </table:table>
      <text:p text:style-name="P15"/>
      <text:p text:style-name="P15"/>
      <text:p text:style-name="P4"><text:text-input text:description="&lt;choose&gt;">&lt;choose&gt;</text:text-input><text:text-input text:description="&lt;when test=&quot;o.state=='draft'&quot;&gt;">when test="o.state=='draft'"</text:text-input> <text:text-input text:description="&lt;_(&quot;Request for Quotation N°&quot;)&gt;">Request for 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Purchase Order Confirmation N°&quot;)&gt;">Purchase Order Confirmation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text:text-input text:description="&lt;_(&quot;Our Order Reference&quot;)&gt;">Our Order Reference</text:text-input></text:p>
          </table:table-cell>
          <table:table-cell table:style-name="Table1.A1" office:value-type="string">
            <text:p text:style-name="P8"><text:text-input text:description="&lt;_(&quot;Order Date&quot;)&gt;">Order Date</text:text-input></text:p>
          </table:table-cell>
          <table:table-cell table:style-name="Table1.C1" office:value-type="string">
            <text:p text:style-name="P8"><text:text-input text:description="&lt;_(&quot;Validated By&quot;)&gt;">Validated By</text:text-input></text:p>
          </table:table-cell>
        </table:table-row>
        <table:table-row>
          <table:table-cell table:style-name="Table1.A2" office:value-type="string">
            <text:p text:style-name="P11"><text:text-input text:description="&lt; o.name&gt;">o.name</text:text-input></text:p>
          </table:table-cell>
          <table:table-cell table:style-name="Table1.B2" office:value-type="string">
            <text:p text:style-name="P11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1"><text:text-input text:description="&lt; o.validator.name &gt;">o.validator.name</text:text-input></text:p>
          </table:table-cell>
        </table:table-row>
      </table:table>
      <text:p text:style-name="P12"/>
      <text:p text:style-name="P12"><text:span text:style-name="T1"><text:text-input text:description="&lt;if test=&quot;o.notes&quot;&gt;">&lt;if test="o.notes"&gt;</text:text-input></text:span><text:span text:style-name="T1"><text:text-input text:description="&lt;o.notes&gt;">&lt;o.notes&gt;</text:text-input></text:span><text:span text:style-name="T1"> </text:span><text:span text:style-name="T1"><text:text-input text:description="&lt;/if&gt;">&lt;/if&gt;</text:text-input>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<text:text-input text:description="&lt;_(&quot;Description&quot;)&gt;">Description</text:text-input></text:p>
          </table:table-cell>
          <table:table-cell table:style-name="Table2.A1" table:number-columns-spanned="2" office:value-type="string">
            <text:p text:style-name="P9"><text:text-input text:description="&lt;_(&quot;Qty&quot;)&gt;">Qty</text:text-input></text:p>
          </table:table-cell>
          <table:covered-table-cell/>
          <table:table-cell table:style-name="Table2.A1" office:value-type="string">
            <text:p text:style-name="P10"><text:text-input text:description="&lt;_(&quot;Unit Price&quot;)&gt;">Unit Price</text:text-input></text:p>
          </table:table-cell>
          <table:table-cell table:style-name="Table2.A1" office:value-type="string">
            <text:p text:style-name="P10"><text:text-input text:description="&lt;_(&quot;Net Price&quot;)&gt;">Net Price</text:text-input></text:p>
          </table:table-cell>
        </table:table-row>
        <table:table-row>
          <table:table-cell table:style-name="Table2.A10" office:value-type="string">
            <text:p text:style-name="P13"><text:text-input text:description="&lt;for each=&quot;line in o.order_line&quot;&gt;">&lt;for each="line in o.order_line"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3" office:value-type="string">
            <text:p text:style-name="P13"><text:text-input text:description="&lt;line.name&gt;">line.name</text:text-input></text:p>
          </table:table-cell>
          <table:table-cell table:style-name="Table2.B3" table:number-columns-spanned="2" office:value-type="string">
            <text:p text:style-name="P6"><text:text-input text:description="&lt;formatLang(line.product_qty, digits=0 )&gt;">formatLang(line.product_qty, digits=0 )</text:text-input> <text:text-input text:description="&lt;line.product_uom.name&gt;">line.product_uom.name</text:text-input></text:p>
          </table:table-cell>
          <table:covered-table-cell/>
          <table:table-cell table:style-name="Table2.D3" office:value-type="string">
            <text:p text:style-name="P6"><text:text-input text:description="&lt;formatLang(line.price_unit, digits=get_digits(dp='Purchase Price') ) &gt;">formatLang(line.price_unit, digits=get_digits(dp='Purchase Price') )</text:text-input> <text:text-input text:description="&lt; o.pricelist_id.currency_id.symbol &gt;">o.pricelist_id.currency_id.symbol</text:text-input></text:p>
          </table:table-cell>
          <table:table-cell table:style-name="Table2.E3" office:value-type="string">
            <text:p text:style-name="P6"><text:text-input text:description="&lt; formatLang(line.price_subtotal, digits=get_digits(dp='Purchase Price') )  &gt;">formatLang(line.price_subtotal, digits=get_digits(dp='Purchase Price') )</text:text-input> <text:text-input text:description="&lt; o.pricelist_id.currency_id.symbol  &gt;">o.pricelist_id.currency_id.symbol</text:text-input></text:p>
          </table:table-cell>
        </table:table-row>
        <table:table-row>
          <table:table-cell table:style-name="Table2.A10" office:value-type="string">
            <text:p text:style-name="P2"><text:text-input text:description="&lt;if test=&quot;line.notes&quot;&gt;">&lt;if test="line.notes"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3"><text:text-input text:description="&lt;line.notes&gt;">&lt;line.notes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2"><text:text-input text:description="&lt;/if&gt;">&lt;/if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1"><text:text-input text:description="&lt;/for&gt;">&lt;/for&gt;</text:text-input></text:p>
          </table:table-cell>
          <table:table-cell table:style-name="Table2.B7" table:number-columns-spanned="2" office:value-type="string">
            <text:p text:style-name="P5"/>
          </table:table-cell>
          <table:covered-table-cell/>
          <table:table-cell table:style-name="Table2.D7" office:value-type="string">
            <text:p text:style-name="P5"/>
          </table:table-cell>
          <table:table-cell table:style-name="Table2.E9" office:value-type="string">
            <text:p text:style-name="P5"/>
          </table:table-cell>
        </table:table-row>
        <table:table-row>
          <table:table-cell table:style-name="Table2.A10" office:value-type="string">
            <text:p text:style-name="P1"/>
          </table:table-cell>
          <table:table-cell table:style-name="Table2.B10" office:value-type="string">
            <text:p text:style-name="P5"/>
          </table:table-cell>
          <table:table-cell table:style-name="Table2.C10" table:number-columns-spanned="2" office:value-type="string">
            <text:p text:style-name="P5"><text:text-input text:description="&lt;_(&quot;Net Total :&quot;)&gt;">Net Total :</text:text-input></text:p>
          </table:table-cell>
          <table:covered-table-cell/>
          <table:table-cell table:style-name="Table2.E10" office:value-type="string">
            <text:p text:style-name="P6"><text:text-input text:description="&lt; formatLang(o.amount_untaxed, digits=get_digits(dp='Purchase Price') ) &gt;">formatLang(o.amount_untaxed, digits=get_digits(dp='Purchase Price') 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10" office:value-type="string">
            <text:p text:style-name="P1"/>
          </table:table-cell>
          <table:table-cell table:style-name="Table2.B10" office:value-type="string">
            <text:p text:style-name="P5"/>
          </table:table-cell>
          <table:table-cell table:style-name="Table2.C9" table:number-columns-spanned="2" office:value-type="string">
            <text:p text:style-name="P5"><text:text-input text:description="&lt;_(&quot;Taxes :&quot;)&gt;">Taxes :</text:text-input></text:p>
          </table:table-cell>
          <table:covered-table-cell/>
          <table:table-cell table:style-name="Table2.E9" office:value-type="string">
            <text:p text:style-name="P6"><text:text-input text:description="&lt; formatLang(o.amount_tax, digits=get_digits(dp='Purchase Price'))  &gt;">formatLang(o.amount_tax, digits=get_digits(dp='Purchase Price')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10" office:value-type="string">
            <text:p text:style-name="P1"/>
          </table:table-cell>
          <table:table-cell table:style-name="Table2.B10" office:value-type="string">
            <text:p text:style-name="P14"/>
          </table:table-cell>
          <table:table-cell table:style-name="Table2.C10" table:number-columns-spanned="2" office:value-type="string">
            <text:p text:style-name="P14"><text:text-input text:description="&lt;_(&quot;Total :&quot;)&gt;">Total :</text:text-input></text:p>
          </table:table-cell>
          <table:covered-table-cell/>
          <table:table-cell table:style-name="Table2.E10" office:value-type="string">
            <text:p text:style-name="P6"><text:text-input text:description="&lt; formatLang(o.amount_total, digits=get_digits(dp='Purchase Price') )  &gt;">formatLang(o.amount_total, digits=get_digits(dp='Purchase Price') )</text:text-input> <text:text-input text:description="&lt; o.pricelist_id.currency_id. symbol &gt;">o.pricelist_id.currency_id. symbol</text:text-input>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terp_5f_default_5f_Italic" style:display-name="terp_default_Italic" style:family="paragraph" style:parent-style-name="terp_5f_default_5f_8">
      <style:paragraph-properties fo:margin="100%"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3cm" style:type="center"/>
          <style:tab-stop style:position="18.861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0.64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9-04T10:59:43</meta:creation-date>
    <dc:date>2014-03-30T15:25:16</dc:date>
    <meta:editing-cycles>321</meta:editing-cycles>
    <meta:editing-duration>P1DT9H11M4S</meta:editing-duration>
    <dc:creator>thegrymek </dc:creator>
    <meta:document-statistic meta:table-count="3" meta:image-count="0" meta:object-count="0" meta:page-count="1" meta:paragraph-count="29" meta:word-count="108" meta:character-count="1525" meta:non-whitespace-character-count="1446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